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4.967cm" svg:height="0.869cm" svg:x="14.067cm" svg:y="5.594cm">
          <text:p text:style-name="P1"><text:span text:style-name="T1">User</text:span></text:p>
        </draw:rect>
        <draw:rect draw:style-name="gr2" draw:text-style-name="P4" xml:id="id6" draw:id="id6" draw:layer="layout" svg:width="4.967cm" svg:height="6.328cm" svg:x="14.067cm" svg:y="6.356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reset_password</text:span></text:p>
          <text:p text:style-name="P3"><text:span text:style-name="T2">organization</text:span></text:p>
          <text:p text:style-name="P3"><text:span text:style-name="T2">position_title</text:span></text:p>
          <text:p text:style-name="P3"><text:span text:style-name="T2">phone_number</text:span></text:p>
          <text:p text:style-name="P3"><text:span text:style-name="T2">admin_comments</text:span></text:p>
          <text:p text:style-name="P3"><text:span text:style-name="T2">member_type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0.97cm" svg:y1="3.667cm" svg:x2="19.034cm" svg:y2="6.028cm" draw:start-shape="id1" draw:start-glue-point="3" draw:end-shape="id2" svg:d="m20970 3667c-1452 0-484 2361-1936 2361">
          <text:p/>
        </draw:connector>
        <draw:rect draw:style-name="gr1" draw:text-style-name="P2" xml:id="id4" draw:id="id4" draw:layer="layout" svg:width="4.489cm" svg:height="0.869cm" svg:x="12.684cm" svg:y="1.889cm">
          <text:p text:style-name="P1"><text:span text:style-name="T1">Application</text:span></text:p>
        </draw:rect>
        <draw:rect draw:style-name="gr2" draw:text-style-name="P4" draw:layer="layout" svg:width="4.489cm" svg:height="1.883cm" svg:x="12.684cm" svg:y="2.651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4.497cm" svg:height="0.869cm" svg:x="21.052cm" svg:y="1.516cm">
          <text:p text:style-name="P1"><text:span text:style-name="T1">Application User</text:span></text:p>
        </draw:rect>
        <draw:rect draw:style-name="gr2" draw:text-style-name="P4" draw:layer="layout" svg:width="4.497cm" svg:height="3.272cm" svg:x="21.052cm" svg:y="2.3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3.648cm" svg:height="0.881cm" svg:x="21.647cm" svg:y="4.437cm">
          <text:p text:style-name="P3"><text:span text:style-name="T3">admin, system, expert, </text:span></text:p>
          <text:p text:style-name="P3"><text:span text:style-name="T3">pending, deleted, system</text:span></text:p>
        </draw:rect>
        <draw:circle draw:style-name="gr5" draw:text-style-name="P1" xml:id="id1" draw:id="id1" draw:layer="layout" svg:width="0.254cm" svg:height="0.254cm" svg:x="20.97cm" svg:y="3.54cm">
          <text:p/>
        </draw:circle>
        <draw:circle draw:style-name="gr5" draw:text-style-name="P1" xml:id="id3" draw:id="id3" draw:layer="layout" svg:width="0.254cm" svg:height="0.254cm" svg:x="20.97cm" svg:y="3.04cm">
          <text:p/>
        </draw:circle>
        <draw:connector draw:style-name="gr3" draw:text-style-name="P1" draw:layer="layout" draw:type="curve" svg:x1="20.97cm" svg:y1="3.167cm" svg:x2="17.173cm" svg:y2="2.323cm" draw:start-shape="id3" draw:start-glue-point="3" draw:end-shape="id4" svg:d="m20970 3167c-2847 0-949-844-3797-844">
          <text:p/>
        </draw:connector>
        <draw:rect draw:style-name="gr1" draw:text-style-name="P2" xml:id="id9" draw:id="id9" draw:layer="layout" svg:width="3.735cm" svg:height="0.869cm" svg:x="6.996cm" svg:y="3.386cm">
          <text:p text:style-name="P1"><text:span text:style-name="T1">Test Participant</text:span></text:p>
        </draw:rect>
        <draw:rect draw:style-name="gr2" draw:text-style-name="P4" draw:layer="layout" svg:width="4.953cm" svg:height="3.915cm" svg:x="7.223cm" svg:y="5.383cm">
          <text:p text:style-name="P3"><text:span text:style-name="T2">report_user_id</text:span></text:p>
          <text:p text:style-name="P3"><text:span text:style-name="T2">user_id</text:span></text:p>
          <text:p text:style-name="P3"><text:span text:style-name="T2">test_participant_id</text:span></text:p>
          <text:p text:style-name="P3"><text:span text:style-name="T2">authorized_by_user_id</text:span></text:p>
          <text:p text:style-name="P3"><text:span text:style-name="T2">authorized_date</text:span></text:p>
          <text:p text:style-name="P3"><text:span text:style-name="T2">report_role</text:span></text:p>
        </draw:rect>
        <draw:rect draw:style-name="gr4" draw:text-style-name="P5" draw:layer="layout" svg:width="4.231cm" svg:height="0.557cm" svg:x="7.818cm" svg:y="8.487cm">
          <text:p text:style-name="P3"><text:span text:style-name="T3">admin, expert, pending, deleted</text:span></text:p>
        </draw:rect>
        <draw:rect draw:style-name="gr1" draw:text-style-name="P2" draw:layer="layout" svg:width="4.953cm" svg:height="0.869cm" svg:x="7.223cm" svg:y="4.592cm">
          <text:p text:style-name="P1"><text:span text:style-name="T1">Report User</text:span></text:p>
        </draw:rect>
        <draw:circle draw:style-name="gr5" draw:text-style-name="P1" xml:id="id7" draw:id="id7" draw:layer="layout" svg:width="0.254cm" svg:height="0.254cm" svg:x="9.069cm" svg:y="6.039cm">
          <text:p/>
        </draw:circle>
        <draw:circle draw:style-name="gr5" draw:text-style-name="P1" xml:id="id8" draw:id="id8" draw:layer="layout" svg:width="0.254cm" svg:height="0.254cm" svg:x="7.068cm" svg:y="6.538cm">
          <text:p/>
        </draw:circle>
        <draw:circle draw:style-name="gr5" draw:text-style-name="P1" xml:id="id5" draw:id="id5" draw:layer="layout" svg:width="0.254cm" svg:height="0.254cm" svg:x="11.968cm" svg:y="7.038cm">
          <text:p/>
        </draw:circle>
        <draw:connector draw:style-name="gr3" draw:text-style-name="P1" draw:layer="layout" draw:type="curve" svg:x1="12.222cm" svg:y1="7.165cm" svg:x2="14.067cm" svg:y2="9.52cm" draw:start-shape="id5" draw:start-glue-point="1" draw:end-shape="id6" draw:end-glue-point="3" svg:d="m12222 7165c1384 0 462 2355 1845 2355">
          <text:p/>
        </draw:connector>
        <draw:connector draw:style-name="gr3" draw:text-style-name="P1" draw:layer="layout" draw:type="curve" svg:x1="9.323cm" svg:y1="6.166cm" svg:x2="14.067cm" svg:y2="6.028cm" draw:start-shape="id7" draw:start-glue-point="1" draw:end-shape="id2" svg:d="m9323 6166c3558 0 1186-138 4744-138">
          <text:p/>
        </draw:connector>
        <draw:connector draw:style-name="gr3" draw:text-style-name="P1" draw:layer="layout" draw:type="curve" svg:x1="7.068cm" svg:y1="6.665cm" svg:x2="6.996cm" svg:y2="3.82cm" draw:start-shape="id8" draw:start-glue-point="3" draw:end-shape="id9" svg:d="m7068 6665c-859 0-823-2845-72-2845">
          <text:p/>
        </draw:connector>
        <draw:rect draw:style-name="gr1" draw:text-style-name="P2" draw:layer="layout" svg:width="3.954cm" svg:height="0.869cm" svg:x="21.325cm" svg:y="6.806cm">
          <text:p text:style-name="P1"><text:span text:style-name="T1">User Setting</text:span></text:p>
        </draw:rect>
        <draw:rect draw:style-name="gr2" draw:text-style-name="P4" draw:layer="layout" svg:width="3.954cm" svg:height="2.249cm" svg:x="21.325cm" svg:y="7.568cm">
          <text:p text:style-name="P3"><text:span text:style-name="T2">user_setting_id</text:span></text:p>
          <text:p text:style-name="P3"><text:span text:style-name="T2">user_id</text:span></text:p>
          <text:p text:style-name="P3"><text:span text:style-name="T2">setting_key</text:span></text:p>
          <text:p text:style-name="P3"><text:span text:style-name="T2">setting_value</text:span></text:p>
        </draw:rect>
        <draw:connector draw:style-name="gr3" draw:text-style-name="P1" draw:layer="layout" draw:type="curve" svg:x1="21.205cm" svg:y1="8.374cm" svg:x2="19.034cm" svg:y2="9.52cm" draw:start-shape="id10" draw:start-glue-point="3" draw:end-shape="id6" svg:d="m21205 8374c-1627 0-542 1146-2171 1146">
          <text:p/>
        </draw:connector>
        <draw:circle draw:style-name="gr5" draw:text-style-name="P1" xml:id="id10" draw:id="id10" draw:layer="layout" svg:width="0.254cm" svg:height="0.254cm" svg:x="21.205cm" svg:y="8.247cm">
          <text:p/>
        </draw:circle>
        <draw:rect draw:style-name="gr4" draw:text-style-name="P5" draw:layer="layout" svg:width="4.231cm" svg:height="1.143cm" svg:x="14.549cm" svg:y="11.287cm">
          <text:p text:style-name="P3"><text:span text:style-name="T3">IIS, IIS Vendor, US Technical, </text:span></text:p>
          <text:p text:style-name="P3"><text:span text:style-name="T3">EHR, AIRA</text:span></text:p>
        </draw:rect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11" draw:start-glue-point="3" draw:end-shape="id12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24" draw:id="id24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2" draw:id="id22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12" draw:id="id12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35" draw:id="id35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6" draw:id="id26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9" draw:id="id39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3" draw:id="id13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13" draw:start-glue-point="3" draw:end-shape="id12" draw:end-glue-point="0" svg:d="m7907 3113c-1004 0-1506 1974-1506 5923">
          <text:p/>
        </draw:connector>
        <draw:circle draw:style-name="gr5" draw:text-style-name="P1" xml:id="id14" draw:id="id14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14" draw:start-glue-point="3" draw:end-shape="id12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15" draw:start-glue-point="3" draw:end-shape="id12" svg:d="m10347 14811c-1581 0-527-5358-2108-5358">
          <text:p/>
        </draw:connector>
        <draw:rect draw:style-name="gr1" draw:text-style-name="P2" xml:id="id17" draw:id="id17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20" draw:id="id20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6" draw:id="id16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6" draw:start-glue-point="1" draw:end-shape="id17" draw:end-glue-point="3" svg:d="m11760 2612c2419 0 807-1180 3226-1180">
          <text:p/>
        </draw:connector>
        <draw:circle draw:style-name="gr5" draw:text-style-name="P1" xml:id="id18" draw:id="id18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8" draw:start-glue-point="3" draw:end-shape="id17" draw:end-glue-point="1" svg:d="m22490 2720c-2928 0-976-1288-3905-1288">
          <text:p/>
        </draw:connector>
        <draw:circle draw:style-name="gr5" draw:text-style-name="P1" xml:id="id21" draw:id="id21" draw:layer="layout" svg:width="0.254cm" svg:height="0.254cm" svg:x="14.704cm" svg:y="8.183cm">
          <text:p/>
        </draw:circle>
        <draw:circle draw:style-name="gr5" draw:text-style-name="P1" xml:id="id19" draw:id="id19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9" draw:start-glue-point="1" draw:end-shape="id20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21" draw:start-glue-point="3" draw:end-shape="id22" draw:end-glue-point="1" svg:d="m14704 8310c-2088 0-696-1561-2785-1561">
          <text:p/>
        </draw:connector>
        <draw:circle draw:style-name="gr5" draw:text-style-name="P1" xml:id="id23" draw:id="id23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23" draw:start-glue-point="3" draw:end-shape="id24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32" draw:id="id32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25" draw:id="id25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25" draw:start-glue-point="3" draw:end-shape="id26" draw:end-glue-point="2" svg:d="m10347 13770c-406 0-609-1664-609-4994">
          <text:p/>
        </draw:connector>
        <draw:circle draw:style-name="gr5" draw:text-style-name="P1" xml:id="id27" draw:id="id27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7" draw:start-glue-point="3" draw:end-shape="id26" draw:end-glue-point="2" svg:d="m10347 14311c-406 0-609-1845-609-5535">
          <text:p/>
        </draw:connector>
        <draw:circle draw:style-name="gr5" draw:text-style-name="P1" xml:id="id15" draw:id="id15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9" draw:id="id29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8" draw:id="id28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8" draw:start-glue-point="3" draw:end-shape="id29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30" draw:id="id30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30" draw:start-glue-point="3" draw:end-shape="id24" draw:end-glue-point="2" svg:d="m16900 17665c-751 0-627-2166-481-2724s312 494 312-5813">
          <text:p/>
        </draw:connector>
        <draw:circle draw:style-name="gr5" draw:text-style-name="P1" xml:id="id31" draw:id="id31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31" draw:start-glue-point="3" draw:end-shape="id32" svg:d="m16899 18142c-1636 0-545-1704-2183-1704">
          <text:p/>
        </draw:connector>
        <draw:rect draw:style-name="gr1" draw:text-style-name="P2" xml:id="id37" draw:id="id37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33" draw:id="id33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33" draw:start-glue-point="3" draw:end-shape="id12" draw:end-glue-point="3" svg:d="m4185 15243c-751 0-941-5790 379-5790">
          <text:p/>
        </draw:connector>
        <draw:circle draw:style-name="gr5" draw:text-style-name="P1" xml:id="id34" draw:id="id34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34" draw:start-glue-point="3" draw:end-shape="id35" svg:d="m4184 15642c-599 0-898-2340-898-7022">
          <text:p/>
        </draw:connector>
        <draw:circle draw:style-name="gr5" draw:text-style-name="P1" xml:id="id36" draw:id="id36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6" draw:start-glue-point="1" draw:end-shape="id37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11" draw:id="id11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8" draw:id="id38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8" draw:start-glue-point="3" draw:end-shape="id39" draw:end-glue-point="2" svg:d="m4505 10611c-751 0-627 462 35 755s1861 418 1861-333">
          <text:p/>
        </draw:connector>
        <draw:rect draw:style-name="gr1" draw:text-style-name="P2" xml:id="id43" draw:id="id43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42" draw:id="id42" draw:layer="layout" svg:width="0.254cm" svg:height="0.254cm" svg:x="17.921cm" svg:y="12.41cm">
          <text:p/>
        </draw:circle>
        <draw:circle draw:style-name="gr5" draw:text-style-name="P1" xml:id="id41" draw:id="id41" draw:layer="layout" svg:width="0.254cm" svg:height="0.254cm" svg:x="17.02cm" svg:y="12.009cm">
          <text:p/>
        </draw:circle>
        <draw:circle draw:style-name="gr5" draw:text-style-name="P1" xml:id="id40" draw:id="id40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40" draw:start-glue-point="3" draw:end-shape="id26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41" draw:start-glue-point="1" draw:end-shape="id37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42" draw:start-glue-point="1" draw:end-shape="id43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44" draw:id="id44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7" draw:id="id47" draw:layer="layout" svg:width="4.751cm" svg:height="0.869cm" svg:x="7.812cm" svg:y="0.987cm">
          <text:p text:style-name="P1"><text:span text:style-name="T1">Test Conducted</text:span></text:p>
        </draw:rect>
        <draw:rect draw:style-name="gr2" draw:text-style-name="P7" xml:id="id59" draw:id="id59" draw:layer="layout" svg:width="4.751cm" svg:height="18.89cm" svg:x="7.812cm" svg:y="1.7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manual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45" draw:id="id45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44" draw:start-glue-point="0" draw:end-shape="id45" draw:end-glue-point="1" svg:d="m24179 8992c0-2037-761-3055-2285-3055">
          <text:p/>
        </draw:connector>
        <draw:circle draw:style-name="gr5" draw:text-style-name="P1" xml:id="id46" draw:id="id46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421cm" draw:start-shape="id46" draw:start-glue-point="3" draw:end-shape="id47" draw:end-glue-point="1" svg:d="m17230 2838c-3499 0-1166-1417-4667-14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8" draw:id="id48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8" draw:start-glue-point="3" draw:end-shape="id45" draw:end-glue-point="3" svg:d="m19093 11968c-3408 0-2522-6031-1771-6031">
          <text:p/>
        </draw:connector>
        <draw:circle draw:style-name="gr5" draw:text-style-name="P1" xml:id="id49" draw:id="id49" draw:layer="layout" svg:width="0.254cm" svg:height="0.254cm" svg:x="24.545cm" svg:y="16.541cm">
          <text:p/>
        </draw:circle>
        <draw:circle draw:style-name="gr5" draw:text-style-name="P1" xml:id="id50" draw:id="id50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9" draw:start-glue-point="1" draw:end-shape="id44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50" draw:start-glue-point="1" draw:end-shape="id44" draw:end-glue-point="1" svg:d="m24799 17168c2433 0 1872-7742 1121-7742">
          <text:p/>
        </draw:connector>
        <draw:rect draw:style-name="gr1" draw:text-style-name="P2" xml:id="id53" draw:id="id53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51" draw:id="id51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421cm" draw:start-shape="id51" draw:start-glue-point="1" draw:end-shape="id47" draw:end-glue-point="3" svg:d="m6172 3322c1230 0 410-1901 1640-1901">
          <text:p/>
        </draw:connector>
        <draw:circle draw:style-name="gr5" draw:text-style-name="P1" xml:id="id52" draw:id="id52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52" draw:start-glue-point="3" draw:end-shape="id53" draw:end-glue-point="3" svg:d="m1736 2922c-751 0-772 2476 42 2476">
          <text:p/>
        </draw:connector>
        <draw:rect draw:style-name="gr1" draw:text-style-name="P2" xml:id="id55" draw:id="id55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54" draw:id="id54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54" draw:start-glue-point="3" draw:end-shape="id55" draw:end-glue-point="2" svg:d="m19093 13768c-1666 0-2498-243-2498-730">
          <text:p/>
        </draw:connector>
        <draw:rect draw:style-name="gr1" draw:text-style-name="P2" xml:id="id57" draw:id="id57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6" draw:id="id56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6" draw:start-glue-point="3" draw:end-shape="id57" svg:d="m19093 14299c-1630 0-2444 340-2444 1020">
          <text:p/>
        </draw:connector>
        <draw:rect draw:style-name="gr2" draw:text-style-name="P7" draw:layer="layout" svg:width="4.041cm" svg:height="3.612cm" svg:x="1.404cm" svg:y="8.818cm">
          <text:p text:style-name="P3"><text:span text:style-name="T4">tester_status_id</text:span></text:p>
          <text:p text:style-name="P3"><text:span text:style-name="T5">tester_name</text:span></text:p>
          <text:p text:style-name="P3"><text:span text:style-name="T6">ready_status</text:span></text:p>
          <text:p text:style-name="P3"><text:span text:style-name="T6">status_date</text:span></text:p>
          <text:p text:style-name="P3"><text:span text:style-name="T6">test_conducted_id</text:span></text:p>
          <text:p text:style-name="P3"><text:span text:style-name="T6">etc_query_date</text:span></text:p>
          <text:p text:style-name="P3"><text:span text:style-name="T6">etc_update_date</text:span></text:p>
        </draw:rect>
        <draw:rect draw:style-name="gr1" draw:text-style-name="P2" draw:layer="layout" svg:width="4.041cm" svg:height="0.869cm" svg:x="1.404cm" svg:y="8.028cm">
          <text:p text:style-name="P1"><text:span text:style-name="T1">Tester Status</text:span></text:p>
        </draw:rect>
        <draw:circle draw:style-name="gr5" draw:text-style-name="P1" xml:id="id58" draw:id="id58" draw:layer="layout" svg:width="0.254cm" svg:height="0.254cm" svg:x="5.354cm" svg:y="10.94cm">
          <text:p/>
        </draw:circle>
        <draw:connector draw:style-name="gr3" draw:text-style-name="P1" draw:layer="layout" draw:type="curve" svg:x1="5.608cm" svg:y1="11.067cm" svg:x2="7.812cm" svg:y2="11.194cm" draw:start-shape="id58" draw:start-glue-point="1" draw:end-shape="id59" svg:d="m5608 11067c1653 0 551 127 2204 127">
          <text:p/>
        </draw:connector>
        <draw:rect draw:style-name="gr2" draw:text-style-name="P7" draw:layer="layout" svg:width="4.191cm" svg:height="3.147cm" svg:x="1.635cm" svg:y="14.871cm">
          <text:p text:style-name="P3"><text:span text:style-name="T4">tester_command_id</text:span></text:p>
          <text:p text:style-name="P3"><text:span text:style-name="T5">tester_name</text:span></text:p>
          <text:p text:style-name="P3"><text:span text:style-name="T6">test_participant_id</text:span></text:p>
          <text:p text:style-name="P3"><text:span text:style-name="T6">command_text</text:span></text:p>
          <text:p text:style-name="P3"><text:span text:style-name="T6">command_options</text:span></text:p>
          <text:p text:style-name="P3"><text:span text:style-name="T6">run_date</text:span></text:p>
        </draw:rect>
        <draw:rect draw:style-name="gr1" draw:text-style-name="P2" draw:layer="layout" svg:width="4.191cm" svg:height="0.869cm" svg:x="1.635cm" svg:y="14.081cm">
          <text:p text:style-name="P1"><text:span text:style-name="T1">Tester Command</text:span></text:p>
        </draw:rect>
        <draw:rect draw:style-name="gr1" draw:text-style-name="P2" xml:id="id61" draw:id="id61" draw:layer="layout" svg:width="4.751cm" svg:height="0.869cm" svg:x="1.456cm" svg:y="18.607cm">
          <text:p text:style-name="P1"><text:span text:style-name="T1">Test Participant</text:span></text:p>
        </draw:rect>
        <draw:circle draw:style-name="gr5" draw:text-style-name="P1" xml:id="id60" draw:id="id60" draw:layer="layout" svg:width="0.254cm" svg:height="0.254cm" svg:x="5.645cm" svg:y="15.986cm">
          <text:p/>
        </draw:circle>
        <draw:connector draw:style-name="gr3" draw:text-style-name="P1" draw:layer="layout" draw:type="curve" svg:x1="5.899cm" svg:y1="16.113cm" svg:x2="6.207cm" svg:y2="19.041cm" draw:start-shape="id60" draw:start-glue-point="1" draw:end-shape="id61" draw:end-glue-point="1" svg:d="m5899 16113c1213 0 1059 2928 308 2928">
          <text:p/>
        </draw:connector>
        <draw:rect draw:style-name="gr1" draw:text-style-name="P2" xml:id="id63" draw:id="id63" draw:layer="layout" svg:width="3.937cm" svg:height="0.869cm" svg:x="12.884cm" svg:y="3.668cm">
          <text:p text:style-name="P1"><text:span text:style-name="T1">Test Participant</text:span></text:p>
        </draw:rect>
        <draw:circle draw:style-name="gr5" draw:text-style-name="P1" xml:id="id62" draw:id="id62" draw:layer="layout" svg:width="0.254cm" svg:height="0.254cm" svg:x="11.425cm" svg:y="2.52cm">
          <text:p/>
        </draw:circle>
        <draw:connector draw:style-name="gr3" draw:text-style-name="P1" draw:layer="layout" draw:type="curve" svg:x1="11.679cm" svg:y1="2.647cm" svg:x2="14.852cm" svg:y2="3.668cm" draw:start-shape="id62" draw:start-glue-point="1" draw:end-shape="id63" draw:end-glue-point="0" svg:d="m11679 2647c2116 0 3173 340 3173 1021">
          <text:p/>
        </draw:connector>
      </draw:page>
      <draw:page draw:name="page4" draw:style-name="dp1" draw:master-page-name="Default">
        <draw:rect draw:style-name="gr1" draw:text-style-name="P2" xml:id="id65" draw:id="id65" draw:layer="layout" svg:width="7.672cm" svg:height="0.869cm" svg:x="1.019cm" svg:y="0.978cm">
          <text:p text:style-name="P1"><text:span text:style-name="T1">Test Message</text:span></text:p>
        </draw:rect>
        <draw:rect draw:style-name="gr2" draw:text-style-name="P4" xml:id="id71" draw:id="id71" draw:layer="layout" svg:width="7.672cm" svg:height="18.828cm" svg:x="1.019cm" svg:y="1.7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7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7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2">result_query_type</text:span></text:p>
          <text:p text:style-name="P3"><text:span text:style-name="T7">result_store_status</text:span></text:p>
          <text:p text:style-name="P3"><text:span text:style-name="T7">result_forecast_status</text:span></text:p>
          <text:p text:style-name="P3"><text:span text:style-name="T7">result_manual_test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3.119cm" svg:y="3.367cm">
          <text:p text:style-name="P3"><text:span text:style-name="T3">prep, update, query</text:span></text:p>
        </draw:rect>
        <draw:circle draw:style-name="gr5" draw:text-style-name="P1" xml:id="id68" draw:id="id68" draw:layer="layout" svg:width="0.254cm" svg:height="0.254cm" svg:x="4.437cm" svg:y="2.502cm">
          <text:p/>
        </draw:circle>
        <draw:rect draw:style-name="gr1" draw:text-style-name="P2" xml:id="id67" draw:id="id67" draw:layer="layout" svg:width="5.207cm" svg:height="0.869cm" svg:x="21.647cm" svg:y="1.032cm">
          <text:p text:style-name="P1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1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1.014cm" svg:y="4.937cm">
          <text:p text:style-name="P3"><text:span text:style-name="T3">pass, fail, not tested</text:span></text:p>
        </draw:rect>
        <draw:circle draw:style-name="gr5" draw:text-style-name="P1" xml:id="id64" draw:id="id64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64" draw:start-glue-point="3" draw:end-shape="id65" svg:d="m10289 3214c-1198 0-400-1802-1598-1802">
          <text:p/>
        </draw:connector>
        <draw:circle draw:style-name="gr5" draw:text-style-name="P1" xml:id="id66" draw:id="id66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6" draw:start-glue-point="1" draw:end-shape="id67" draw:end-glue-point="3" svg:d="m14861 2714c5089 0 1697-1248 6786-1248">
          <text:p/>
        </draw:connector>
        <draw:rect draw:style-name="gr1" draw:text-style-name="P2" xml:id="id69" draw:id="id69" draw:layer="layout" svg:width="2.794cm" svg:height="0.869cm" svg:x="5.699cm" svg:y="2.163cm">
          <text:p text:style-name="P1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68" draw:start-glue-point="1" draw:end-shape="id69" draw:end-glue-point="3" svg:d="m4691 2629c756 0 252-32 1008-32">
          <text:p/>
        </draw:connector>
        <draw:rect draw:style-name="gr1" draw:text-style-name="P2" xml:id="id73" draw:id="id73" draw:layer="layout" svg:width="5.207cm" svg:height="0.869cm" svg:x="21.733cm" svg:y="4.857cm">
          <text:p text:style-name="P1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1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3"><text:span text:style-name="T3">warning, error, alert, informational</text:span></text:p>
        </draw:rect>
        <draw:circle draw:style-name="gr5" draw:text-style-name="P1" xml:id="id70" draw:id="id70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70" draw:start-glue-point="3" draw:end-shape="id71" svg:d="m15375 6339c-5013 0-1671 4837-6684 4837">
          <text:p/>
        </draw:connector>
        <draw:circle draw:style-name="gr5" draw:text-style-name="P1" xml:id="id72" draw:id="id72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72" draw:start-glue-point="1" draw:end-shape="id73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3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3"><text:span text:style-name="T3">Match, List, Not Found, Too Many, Error</text:span></text:p>
        </draw:rect>
        <draw:rect draw:style-name="gr1" draw:text-style-name="P2" xml:id="id76" draw:id="id76" draw:layer="layout" svg:width="5.207cm" svg:height="0.869cm" svg:x="21.674cm" svg:y="17.764cm">
          <text:p text:style-name="P1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3"><text:span text:style-name="T2">forecast_field_id</text:span></text:p>
          <text:p text:style-name="P3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3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3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1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3"><text:span text:style-name="T2">forecast_id</text:span></text:p>
          <text:p text:style-name="P3"><text:span text:style-name="T2">forecast_field_id</text:span></text:p>
          <text:p text:style-name="P3"><text:span text:style-name="T2">test_message_id</text:span></text:p>
          <text:p text:style-name="P3"><text:span text:style-name="T2">forecast_type</text:span></text:p>
          <text:p text:style-name="P3"><text:span text:style-name="T2">schedule_name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dose_number</text:span></text:p>
          <text:p text:style-name="P3"><text:span text:style-name="T2">date_earliest</text:span></text:p>
          <text:p text:style-name="P3"><text:span text:style-name="T2">date_due</text:span></text:p>
          <text:p text:style-name="P3"><text:span text:style-name="T2">date_overdue</text:span></text:p>
          <text:p text:style-name="P3"><text:span text:style-name="T2">date_latest</text:span></text:p>
          <text:p text:style-name="P3"><text:span text:style-name="T2">series_status</text:span></text:p>
          <text:p text:style-name="P3"><text:span text:style-name="T2">reason_code</text:span></text:p>
        </draw:rect>
        <draw:circle draw:style-name="gr5" draw:text-style-name="P1" xml:id="id74" draw:id="id74" draw:layer="layout" svg:width="0.254cm" svg:height="0.254cm" svg:x="11.179cm" svg:y="14.728cm">
          <text:p/>
        </draw:circle>
        <draw:circle draw:style-name="gr5" draw:text-style-name="P1" xml:id="id75" draw:id="id75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3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74" draw:start-glue-point="3" draw:end-shape="id71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75" draw:start-glue-point="1" draw:end-shape="id76" draw:end-glue-point="3" svg:d="m15051 14355c4968 0 1657 3843 6623 3843">
          <text:p/>
        </draw:connector>
        <draw:rect draw:style-name="gr1" draw:text-style-name="P2" xml:id="id78" draw:id="id78" draw:layer="layout" svg:width="5.207cm" svg:height="0.869cm" svg:x="21.701cm" svg:y="14.088cm">
          <text:p text:style-name="P1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3"><text:span text:style-name="T2">evaluation_field_id</text:span></text:p>
          <text:p text:style-name="P3"><text:span text:style-name="T2">component_code</text:span></text:p>
          <text:p text:style-name="P3"><text:span text:style-name="T2">vaccine_code</text:span></text:p>
          <text:p text:style-name="P3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1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3"><text:span text:style-name="T2">evaluation_id</text:span></text:p>
          <text:p text:style-name="P3"><text:span text:style-name="T2">evaluation_field_id</text:span></text:p>
          <text:p text:style-name="P3"><text:span text:style-name="T2">test_message_id</text:span></text:p>
          <text:p text:style-name="P3"><text:span text:style-name="T2">evaluation_type</text:span></text:p>
          <text:p text:style-name="P3"><text:span text:style-name="T2">schedule_name</text:span></text:p>
          <text:p text:style-name="P3"><text:span text:style-name="T2">dose_number</text:span></text:p>
          <text:p text:style-name="P3"><text:span text:style-name="T2">dose_validity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series_status</text:span></text:p>
          <text:p text:style-name="P3"><text:span text:style-name="T2">reason_code</text:span></text:p>
          <text:p text:style-name="P3"><text:span text:style-name="T2"/></text:p>
        </draw:rect>
        <draw:circle draw:style-name="gr5" draw:text-style-name="P1" xml:id="id79" draw:id="id79" draw:layer="layout" svg:width="0.254cm" svg:height="0.254cm" svg:x="16.886cm" svg:y="10.617cm">
          <text:p/>
        </draw:circle>
        <draw:circle draw:style-name="gr5" draw:text-style-name="P1" xml:id="id77" draw:id="id77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3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77" draw:start-glue-point="1" draw:end-shape="id78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79" draw:start-glue-point="3" draw:end-shape="id71" draw:end-glue-point="1" svg:d="m16886 10744c-6145 0-2048 432-8195 432">
          <text:p/>
        </draw:connector>
      </draw:page>
      <draw:page draw:name="page5" draw:style-name="dp1" draw:master-page-name="Default">
        <draw:rect draw:style-name="gr1" draw:text-style-name="P2" draw:layer="layout" svg:width="7.02cm" svg:height="0.869cm" svg:x="10.651cm" svg:y="1.044cm">
          <text:p text:style-name="P1"><text:span text:style-name="T1">Profile Usage Value</text:span></text:p>
        </draw:rect>
        <draw:rect draw:style-name="gr2" draw:text-style-name="P4" draw:layer="layout" svg:width="7.02cm" svg:height="9.34cm" svg:x="10.651cm" svg:y="1.82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  <text:p text:style-name="P3"><text:span text:style-name="T2">link_table</text:span></text:p>
        </draw:rect>
        <draw:rect draw:style-name="gr1" draw:text-style-name="P2" xml:id="id83" draw:id="id83" draw:layer="layout" svg:width="4.735cm" svg:height="0.869cm" svg:x="18.668cm" svg:y="1.063cm">
          <text:p text:style-name="P1"><text:span text:style-name="T1">Profile Field</text:span></text:p>
        </draw:rect>
        <draw:rect draw:style-name="gr2" draw:text-style-name="P4" xml:id="id100" draw:id="id100" draw:layer="layout" svg:width="4.735cm" svg:height="13.123cm" svg:x="18.668cm" svg:y="1.84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81" draw:id="id81" draw:layer="layout" svg:width="3.683cm" svg:height="0.869cm" svg:x="6.406cm" svg:y="5.764cm">
          <text:p text:style-name="P1"><text:span text:style-name="T1">Profile Usage</text:span></text:p>
        </draw:rect>
        <draw:rect draw:style-name="gr2" draw:text-style-name="P4" xml:id="id85" draw:id="id85" draw:layer="layout" svg:width="3.683cm" svg:height="2.868cm" svg:x="6.406cm" svg:y="6.54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  <text:p text:style-name="P3"><text:span text:style-name="T2">link_guide</text:span></text:p>
        </draw:rect>
        <draw:circle draw:style-name="gr5" draw:text-style-name="P1" xml:id="id80" draw:id="id80" draw:layer="layout" svg:width="0.254cm" svg:height="0.254cm" svg:x="10.443cm" svg:y="3.077cm">
          <text:p/>
        </draw:circle>
        <draw:connector draw:style-name="gr3" draw:text-style-name="P1" draw:layer="layout" draw:type="curve" svg:x1="10.443cm" svg:y1="3.204cm" svg:x2="8.247cm" svg:y2="5.764cm" draw:start-shape="id80" draw:start-glue-point="3" draw:end-shape="id81" draw:end-glue-point="0" svg:d="m10443 3204c-1464 0-2196 853-2196 2560">
          <text:p/>
        </draw:connector>
        <draw:circle draw:style-name="gr5" draw:text-style-name="P1" xml:id="id82" draw:id="id82" draw:layer="layout" svg:width="0.254cm" svg:height="0.254cm" svg:x="13.745cm" svg:y="2.569cm">
          <text:p/>
        </draw:circle>
        <draw:connector draw:style-name="gr3" draw:text-style-name="P1" draw:layer="layout" draw:type="curve" svg:x1="13.999cm" svg:y1="2.696cm" svg:x2="18.668cm" svg:y2="1.497cm" draw:start-shape="id82" draw:start-glue-point="1" draw:end-shape="id83" svg:d="m13999 2696c3502 0 1168-1199 4669-1199">
          <text:p/>
        </draw:connector>
        <draw:rect draw:style-name="gr1" draw:text-style-name="P2" draw:layer="layout" svg:width="4.751cm" svg:height="0.869cm" svg:x="1.037cm" svg:y="0.976cm">
          <text:p text:style-name="P1"><text:span text:style-name="T1">Test Participant</text:span></text:p>
        </draw:rect>
        <draw:rect draw:style-name="gr2" draw:text-style-name="P4" xml:id="id88" draw:id="id88" draw:layer="layout" svg:width="4.751cm" svg:height="12.397cm" svg:x="1.037cm" svg:y="1.73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ublic_id_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84" draw:id="id84" draw:layer="layout" svg:width="0.254cm" svg:height="0.254cm" svg:x="4.542cm" svg:y="13.376cm">
          <text:p/>
        </draw:circle>
        <draw:connector draw:style-name="gr3" draw:text-style-name="P1" draw:layer="layout" draw:type="curve" svg:x1="4.796cm" svg:y1="13.503cm" svg:x2="8.247cm" svg:y2="9.416cm" draw:start-shape="id84" draw:start-glue-point="1" draw:end-shape="id85" draw:end-glue-point="2" svg:d="m4796 13503c2301 0 3451-1362 3451-4087">
          <text:p/>
        </draw:connector>
        <draw:circle draw:style-name="gr5" draw:text-style-name="P1" xml:id="id86" draw:id="id86" draw:layer="layout" svg:width="0.254cm" svg:height="0.254cm" svg:x="23.206cm" svg:y="2.475cm">
          <text:p/>
        </draw:circle>
        <draw:connector draw:style-name="gr3" draw:text-style-name="P1" draw:layer="layout" draw:type="curve" svg:x1="23.46cm" svg:y1="2.602cm" svg:x2="23.403cm" svg:y2="1.497cm" draw:start-shape="id86" draw:start-glue-point="1" draw:end-shape="id83" draw:end-glue-point="1" svg:d="m23460 2602c751 0 780-1105-57-1105">
          <text:p/>
        </draw:connector>
        <draw:rect draw:style-name="gr1" draw:text-style-name="P2" xml:id="id90" draw:id="id90" draw:layer="layout" svg:width="4.699cm" svg:height="0.869cm" svg:x="12.641cm" svg:y="13.818cm">
          <text:p text:style-name="P1"><text:span text:style-name="T1">Test Comment</text:span></text:p>
        </draw:rect>
        <draw:rect draw:style-name="gr2" draw:text-style-name="P4" xml:id="id96" draw:id="id96" draw:layer="layout" svg:width="4.699cm" svg:height="5.285cm" svg:x="12.641cm" svg:y="14.549cm">
          <text:p text:style-name="P3"><text:span text:style-name="T2">test_comment_id</text:span></text:p>
          <text:p text:style-name="P3"><text:span text:style-name="T2">test_participant_id</text:span></text:p>
          <text:p text:style-name="P3"><text:span text:style-name="T2">reply_comment_id</text:span></text:p>
          <text:p text:style-name="P3"><text:span text:style-name="T2">user_id</text:span></text:p>
          <text:p text:style-name="P3"><text:span text:style-name="T2">test_message_id</text:span></text:p>
          <text:p text:style-name="P3"><text:span text:style-name="T2">test_case_category</text:span></text:p>
          <text:p text:style-name="P3"><text:span text:style-name="T2">comment_text</text:span></text:p>
          <text:p text:style-name="P3"><text:span text:style-name="T2">comment_date</text:span></text:p>
          <text:p text:style-name="P3"><text:span text:style-name="T2">comment_mood</text:span></text:p>
        </draw:rect>
        <draw:rect draw:style-name="gr4" draw:text-style-name="P5" draw:layer="layout" svg:width="5.086cm" svg:height="0.508cm" svg:x="13.122cm" svg:y="19.059cm">
          <text:p text:style-name="P3"><text:span text:style-name="T3">MAJOR, MINOR, NEUTRAL, ISSUE</text:span></text:p>
        </draw:rect>
        <draw:circle draw:style-name="gr5" draw:text-style-name="P1" xml:id="id87" draw:id="id87" draw:layer="layout" svg:width="0.254cm" svg:height="0.254cm" svg:x="12.54cm" svg:y="15.207cm">
          <text:p/>
        </draw:circle>
        <draw:connector draw:style-name="gr3" draw:text-style-name="P1" draw:layer="layout" draw:type="curve" svg:x1="12.54cm" svg:y1="15.334cm" svg:x2="3.412cm" svg:y2="14.135cm" draw:start-shape="id87" draw:start-glue-point="3" draw:end-shape="id88" draw:end-glue-point="2" svg:d="m12540 15334c-6086 0-9128-399-9128-1199">
          <text:p/>
        </draw:connector>
        <draw:circle draw:style-name="gr5" draw:text-style-name="P1" xml:id="id89" draw:id="id89" draw:layer="layout" svg:width="0.254cm" svg:height="0.254cm" svg:x="16.54cm" svg:y="15.707cm">
          <text:p/>
        </draw:circle>
        <draw:connector draw:style-name="gr3" draw:text-style-name="P1" draw:layer="layout" draw:type="curve" svg:x1="16.794cm" svg:y1="15.834cm" svg:x2="17.34cm" svg:y2="14.252cm" draw:start-shape="id89" draw:start-glue-point="1" draw:end-shape="id90" svg:d="m16794 15834c1570 0 1297-1582 546-1582">
          <text:p/>
        </draw:connector>
        <draw:circle draw:style-name="gr5" draw:text-style-name="P1" xml:id="id91" draw:id="id91" draw:layer="layout" svg:width="0.254cm" svg:height="0.254cm" svg:x="14.398cm" svg:y="16.213cm">
          <text:p/>
        </draw:circle>
        <draw:connector draw:style-name="gr3" draw:text-style-name="P1" draw:layer="layout" draw:type="curve" svg:x1="14.652cm" svg:y1="16.34cm" svg:x2="18.272cm" svg:y2="16.166cm" draw:start-shape="id91" draw:start-glue-point="1" draw:end-shape="id92" svg:d="m14652 16340c2715 0 905-174 3620-174">
          <text:p/>
        </draw:connector>
        <draw:rect draw:style-name="gr1" draw:text-style-name="P2" xml:id="id92" draw:id="id92" draw:layer="layout" svg:width="2.159cm" svg:height="0.869cm" svg:x="18.272cm" svg:y="15.732cm">
          <text:p text:style-name="P1"><text:span text:style-name="T1">User</text:span></text:p>
        </draw:rect>
        <draw:rect draw:style-name="gr1" draw:text-style-name="P2" xml:id="id94" draw:id="id94" draw:layer="layout" svg:width="3.048cm" svg:height="0.869cm" svg:x="18.967cm" svg:y="19.648cm">
          <text:p text:style-name="P1"><text:span text:style-name="T1">Test Message</text:span></text:p>
        </draw:rect>
        <draw:circle draw:style-name="gr5" draw:text-style-name="P1" xml:id="id93" draw:id="id93" draw:layer="layout" svg:width="0.254cm" svg:height="0.254cm" svg:x="16.298cm" svg:y="16.64cm">
          <text:p/>
        </draw:circle>
        <draw:connector draw:style-name="gr3" draw:text-style-name="P1" draw:layer="layout" draw:type="curve" svg:x1="16.552cm" svg:y1="16.767cm" svg:x2="20.491cm" svg:y2="19.648cm" draw:start-shape="id93" draw:start-glue-point="1" draw:end-shape="id94" draw:end-glue-point="0" svg:d="m16552 16767c2626 0 3939 960 3939 2881">
          <text:p/>
        </draw:connector>
        <draw:rect draw:style-name="gr1" draw:text-style-name="P2" draw:layer="layout" svg:width="5.08cm" svg:height="0.869cm" svg:x="4.432cm" svg:y="15.497cm">
          <text:p text:style-name="P1"><text:span text:style-name="T1">Test Case</text:span></text:p>
        </draw:rect>
        <draw:rect draw:style-name="gr2" draw:text-style-name="P4" draw:layer="layout" svg:width="5.08cm" svg:height="4.349cm" svg:x="4.432cm" svg:y="16.228cm">
          <text:p text:style-name="P3"><text:span text:style-name="T2">test_case_id</text:span></text:p>
          <text:p text:style-name="P3"><text:span text:style-name="T2">test_participant_id</text:span></text:p>
          <text:p text:style-name="P3"><text:span text:style-name="T2">author_comment_id</text:span></text:p>
          <text:p text:style-name="P3"><text:span text:style-name="T2">reviewed_comment_id</text:span></text:p>
          <text:p text:style-name="P3"><text:span text:style-name="T2">test_case_content</text:span></text:p>
          <text:p text:style-name="P3"><text:span text:style-name="T2">test_section_type</text:span></text:p>
          <text:p text:style-name="P3"><text:span text:style-name="T2">use_status</text:span></text:p>
        </draw:rect>
        <draw:rect draw:style-name="gr4" draw:text-style-name="P5" draw:layer="layout" svg:width="3.689cm" svg:height="0.508cm" svg:x="5.167cm" svg:y="19.842cm">
          <text:p text:style-name="P3"><text:span text:style-name="T3">LOCAL, GLOBAL, NONE</text:span></text:p>
        </draw:rect>
        <draw:circle draw:style-name="gr5" draw:text-style-name="P1" xml:id="id95" draw:id="id95" draw:layer="layout" svg:width="0.254cm" svg:height="0.254cm" svg:x="8.623cm" svg:y="17.402cm">
          <text:p/>
        </draw:circle>
        <draw:connector draw:style-name="gr3" draw:text-style-name="P1" draw:layer="layout" draw:type="curve" svg:x1="8.877cm" svg:y1="17.529cm" svg:x2="12.641cm" svg:y2="17.191cm" draw:start-shape="id95" draw:start-glue-point="1" draw:end-shape="id96" draw:end-glue-point="3" svg:d="m8877 17529c2823 0 941-338 3764-338">
          <text:p/>
        </draw:connector>
        <draw:circle draw:style-name="gr5" draw:text-style-name="P1" xml:id="id97" draw:id="id97" draw:layer="layout" svg:width="0.254cm" svg:height="0.254cm" svg:x="9.131cm" svg:y="17.883cm">
          <text:p/>
        </draw:circle>
        <draw:connector draw:style-name="gr3" draw:text-style-name="P1" draw:layer="layout" draw:type="curve" svg:x1="9.385cm" svg:y1="18.01cm" svg:x2="12.641cm" svg:y2="17.191cm" draw:start-shape="id97" draw:start-glue-point="1" draw:end-shape="id96" draw:end-glue-point="3" svg:d="m9385 18010c2442 0 814-819 3256-819">
          <text:p/>
        </draw:connector>
        <draw:rect draw:style-name="gr4" draw:text-style-name="P5" draw:layer="layout" svg:width="2.632cm" svg:height="0.524cm" svg:x="8.115cm" svg:y="18.799cm">
          <text:p text:style-name="P3"><text:span text:style-name="T3">Extra, Exceptional</text:span></text:p>
        </draw:rect>
        <draw:circle draw:style-name="gr5" draw:text-style-name="P1" xml:id="id98" draw:id="id98" draw:layer="layout" svg:width="0.254cm" svg:height="0.254cm" svg:x="4.305cm" svg:y="16.936cm">
          <text:p/>
        </draw:circle>
        <draw:connector draw:style-name="gr3" draw:text-style-name="P1" draw:layer="layout" draw:type="curve" svg:x1="4.305cm" svg:y1="17.063cm" svg:x2="3.412cm" svg:y2="14.135cm" draw:start-shape="id98" draw:start-glue-point="3" draw:end-shape="id88" draw:end-glue-point="2" svg:d="m4305 17063c-596 0-893-976-893-2928">
          <text:p/>
        </draw:connector>
        <draw:rect draw:style-name="gr2" draw:text-style-name="P7" draw:layer="layout" svg:width="4.572cm" svg:height="2.258cm" svg:x="22.209cm" svg:y="16.473cm">
          <text:p text:style-name="P3"><text:span text:style-name="T4">profile_field_value_id</text:span></text:p>
          <text:p text:style-name="P3"><text:span text:style-name="T5">profile_field_id</text:span></text:p>
          <text:p text:style-name="P3"><text:span text:style-name="T6">test_message_id</text:span></text:p>
          <text:p text:style-name="P3"><text:span text:style-name="T6">field_value</text:span></text:p>
          <text:p text:style-name="P3"><text:span text:style-name="T6"/></text:p>
        </draw:rect>
        <draw:rect draw:style-name="gr1" draw:text-style-name="P2" draw:layer="layout" svg:width="4.572cm" svg:height="0.869cm" svg:x="22.209cm" svg:y="15.683cm">
          <text:p text:style-name="P1"><text:span text:style-name="T1">Profile Field Value</text:span></text:p>
        </draw:rect>
        <draw:circle draw:style-name="gr5" draw:text-style-name="P1" xml:id="id99" draw:id="id99" draw:layer="layout" svg:width="0.254cm" svg:height="0.254cm" svg:x="22.059cm" svg:y="17.195cm">
          <text:p/>
        </draw:circle>
        <draw:connector draw:style-name="gr3" draw:text-style-name="P1" draw:layer="layout" draw:type="curve" svg:x1="22.059cm" svg:y1="17.322cm" svg:x2="21.035cm" svg:y2="14.97cm" draw:start-shape="id99" draw:start-glue-point="3" draw:end-shape="id100" draw:end-glue-point="2" svg:d="m22059 17322c-683 0-1024-784-1024-2352">
          <text:p/>
        </draw:connector>
        <draw:circle draw:style-name="gr5" draw:text-style-name="P1" xml:id="id101" draw:id="id101" draw:layer="layout" svg:width="0.254cm" svg:height="0.254cm" svg:x="22.058cm" svg:y="17.694cm">
          <text:p/>
        </draw:circle>
        <draw:connector draw:style-name="gr3" draw:text-style-name="P1" draw:layer="layout" draw:type="curve" svg:x1="22.058cm" svg:y1="17.821cm" svg:x2="20.491cm" svg:y2="19.648cm" draw:start-shape="id101" draw:start-glue-point="3" draw:end-shape="id94" draw:end-glue-point="0" svg:d="m22058 17821c-1045 0-1567 609-1567 1827">
          <text:p/>
        </draw:connector>
      </draw:page>
      <draw:page draw:name="page6" draw:style-name="dp1" draw:master-page-name="Default">
        <draw:rect draw:style-name="gr2" draw:text-style-name="P7" xml:id="id111" draw:id="id111" draw:layer="layout" svg:width="6.223cm" svg:height="2.286cm" svg:x="4.937cm" svg:y="3.667cm">
          <text:p text:style-name="P3"><text:span text:style-name="T4">pentagon_report_id</text:span></text:p>
          <text:p text:style-name="P3"><text:span text:style-name="T4">test_conducted_id</text:span></text:p>
        </draw:rect>
        <draw:rect draw:style-name="gr1" draw:text-style-name="P2" xml:id="id105" draw:id="id105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102" draw:id="id102" draw:layer="layout" svg:width="0.254cm" svg:height="0.254cm" svg:x="4.804cm" svg:y="4.301cm">
          <text:p/>
        </draw:circle>
        <draw:rect draw:style-name="gr1" draw:text-style-name="P2" xml:id="id103" draw:id="id103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102" draw:start-glue-point="3" draw:end-shape="id103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104" draw:id="id104" draw:layer="layout" svg:width="0.254cm" svg:height="0.254cm" svg:x="15.375cm" svg:y="5.212cm">
          <text:p/>
        </draw:circle>
        <draw:circle draw:style-name="gr5" draw:text-style-name="P1" xml:id="id106" draw:id="id106" draw:layer="layout" svg:width="0.254cm" svg:height="0.254cm" svg:x="19.293cm" svg:y="4.812cm">
          <text:p/>
        </draw:circle>
        <draw:rect draw:style-name="gr1" draw:text-style-name="P2" xml:id="id107" draw:id="id107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104" draw:start-glue-point="3" draw:end-shape="id105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106" draw:start-glue-point="1" draw:end-shape="id107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109" draw:id="id109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108" draw:id="id108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108" draw:start-glue-point="3" draw:end-shape="id109" svg:d="m15374 5838c-751 0-796 3952 90 3952">
          <text:p/>
        </draw:connector>
        <draw:rect draw:style-name="gr2" draw:text-style-name="P7" draw:layer="layout" svg:width="4.572cm" svg:height="4.163cm" svg:x="5.953cm" svg:y="7.378cm">
          <text:p text:style-name="P3"><text:span text:style-name="T4">pentagon_box_id</text:span></text:p>
          <text:p text:style-name="P3"><text:span text:style-name="T4">pentagon_report_id</text:span></text:p>
          <text:p text:style-name="P3"><text:span text:style-name="T4">box_row</text:span></text:p>
          <text:p text:style-name="P3"><text:span text:style-name="T7">box_name</text:span></text:p>
          <text:p text:style-name="P3"><text:span text:style-name="T4">report_weight</text:span></text:p>
          <text:p text:style-name="P3"><text:span text:style-name="T4">report_score</text:span></text:p>
          <text:p text:style-name="P3"><text:span text:style-name="T4">priority_row</text:span></text:p>
          <text:p text:style-name="P3"><text:span text:style-name="T5">priority_overall</text:span></text:p>
        </draw:rect>
        <draw:rect draw:style-name="gr1" draw:text-style-name="P2" draw:layer="layout" svg:width="4.572cm" svg:height="0.869cm" svg:x="5.953cm" svg:y="6.588cm">
          <text:p text:style-name="P1"><text:span text:style-name="T1">Pentagon Box</text:span></text:p>
        </draw:rect>
        <draw:circle draw:style-name="gr5" draw:text-style-name="P1" xml:id="id110" draw:id="id110" draw:layer="layout" svg:width="0.254cm" svg:height="0.254cm" svg:x="5.803cm" svg:y="8.1cm">
          <text:p/>
        </draw:circle>
        <draw:connector draw:style-name="gr3" draw:text-style-name="P1" draw:layer="layout" draw:type="curve" svg:x1="5.803cm" svg:y1="8.227cm" svg:x2="4.937cm" svg:y2="4.81cm" draw:start-shape="id110" draw:start-glue-point="3" draw:end-shape="id111" svg:d="m5803 8227c-2050 0-1617-3417-866-3417">
          <text:p/>
        </draw:connector>
      </draw:page>
      <draw:page draw:name="page7" draw:style-name="dp1" draw:master-page-name="Default">
        <draw:rect draw:style-name="gr2" draw:text-style-name="P7" xml:id="id113" draw:id="id113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5"/></text:p>
        </draw:rect>
        <draw:rect draw:style-name="gr1" draw:text-style-name="P2" xml:id="id115" draw:id="id115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112" draw:start-glue-point="3" draw:end-shape="id113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5">transport_wsdl_cdc_id</text:span></text:p>
          <text:p text:style-name="P3"><text:span text:style-name="T5">transport_analysis_id</text:span></text:p>
          <text:p text:style-name="P3"><text:span text:style-name="T6">transport_status</text:span></text:p>
          <text:p text:style-name="P3"><text:span text:style-name="T6">transport_notes</text:span></text:p>
          <text:p text:style-name="P3"><text:span text:style-name="T6">pass_eye_test</text:span></text:p>
          <text:p text:style-name="P3"><text:span text:style-name="T6">client_certificate</text:span></text:p>
          <text:p text:style-name="P3"><text:span text:style-name="T6">ct_supports</text:span></text:p>
          <text:p text:style-name="P3"><text:span text:style-name="T6">ct_conforms</text:span></text:p>
          <text:p text:style-name="P3"><text:span text:style-name="T6">ct_failure_reason</text:span></text:p>
          <text:p text:style-name="P3"><text:span text:style-name="T6">ssm_supports</text:span></text:p>
          <text:p text:style-name="P3"><text:span text:style-name="T6">ssm_conforms</text:span></text:p>
          <text:p text:style-name="P3"><text:span text:style-name="T6">ssm_failure_reason</text:span></text:p>
          <text:p text:style-name="P3"><text:span text:style-name="T6">sf_supports</text:span></text:p>
          <text:p text:style-name="P3"><text:span text:style-name="T6">sf_conforms</text:span></text:p>
          <text:p text:style-name="P3"><text:span text:style-name="T6">sf_failure_reason</text:span></text:p>
          <text:p text:style-name="P3"><text:span text:style-name="T6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5">transport_wsdl_other_id</text:span></text:p>
          <text:p text:style-name="P3"><text:span text:style-name="T6">transport_analysis_id</text:span></text:p>
          <text:p text:style-name="P3"><text:span text:style-name="T6">client_certificate</text:span></text:p>
          <text:p text:style-name="P3"><text:span text:style-name="T6">operation</text:span></text:p>
          <text:p text:style-name="P3"><text:span text:style-name="T6">username</text:span></text:p>
          <text:p text:style-name="P3"><text:span text:style-name="T6">password</text:span></text:p>
          <text:p text:style-name="P3"><text:span text:style-name="T6">facilityid</text:span></text:p>
          <text:p text:style-name="P3"><text:span text:style-name="T6">other_parameter</text:span></text:p>
          <text:p text:style-name="P3"><text:span text:style-name="T6">hl7_message</text:span></text:p>
          <text:p text:style-name="P3"><text:span text:style-name="T6">could_use_cdc_wsdl</text:span></text:p>
          <text:p text:style-name="P3"><text:span text:style-name="T6">findings_report</text:span></text:p>
          <text:p text:style-name="P3"><text:span text:style-name="T6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112" draw:id="id112" draw:layer="layout" svg:width="0.254cm" svg:height="0.254cm" svg:x="12.784cm" svg:y="12.049cm">
          <text:p/>
        </draw:circle>
        <draw:circle draw:style-name="gr5" draw:text-style-name="P1" xml:id="id114" draw:id="id114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114" draw:start-glue-point="3" draw:end-shape="id115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6-02-26T07:08:21.35</dc:date>
    <dc:creator>Nathan Bunker</dc:creator>
    <meta:editing-duration>P14DT17H58M41S</meta:editing-duration>
    <meta:editing-cycles>93</meta:editing-cycles>
    <meta:printed-by>Nathan Bunker</meta:printed-by>
    <meta:print-date>2014-06-19T14:05:00.83</meta:print-date>
    <meta:document-statistic meta:object-count="271"/>
  </office:meta>
</office:document-meta>
</file>